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dami" svg:font-family="Badami" style:font-pitch="variable"/>
    <style:font-face style:name="Badami1" svg:font-family="Badami" style:font-adornments="Regular" style:font-pitch="variable"/>
    <style:font-face style:name="Kaveri" svg:font-family="Kave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f3b"/>
    </style:style>
    <style:style style:name="P2" style:family="paragraph" style:parent-style-name="Standard">
      <style:text-properties style:font-name="Kaveri" officeooo:paragraph-rsid="001a8f3b" style:font-name-complex="Kaveri"/>
    </style:style>
    <style:style style:name="P3" style:family="paragraph" style:parent-style-name="Standard">
      <style:text-properties style:font-name="Kaveri" fo:font-size="48pt" officeooo:paragraph-rsid="001a8f3b" style:font-size-asian="48pt" style:font-name-complex="Kaveri" style:font-size-complex="48pt"/>
    </style:style>
    <style:style style:name="P4" style:family="paragraph" style:parent-style-name="Standard">
      <style:text-properties style:font-name="Kaveri" fo:font-size="48pt" officeooo:rsid="001a8f3b" officeooo:paragraph-rsid="001a8f3b" style:font-size-asian="48pt" style:font-name-complex="Kaveri" style:font-size-complex="48pt"/>
    </style:style>
    <style:style style:name="P5" style:family="paragraph" style:parent-style-name="Standard">
      <style:text-properties style:font-name="Kaveri" fo:font-size="48pt" fo:font-weight="bold" officeooo:paragraph-rsid="001a8f3b" style:font-size-asian="48pt" style:font-weight-asian="bold" style:font-name-complex="Kaveri" style:font-size-complex="48pt" style:font-weight-complex="bold"/>
    </style:style>
    <style:style style:name="P6" style:family="paragraph" style:parent-style-name="Standard">
      <style:text-properties style:font-name="Badami" fo:font-size="48pt" style:font-size-asian="48pt" style:font-name-complex="Badami" style:font-size-complex="48pt"/>
    </style:style>
    <style:style style:name="P7" style:family="paragraph" style:parent-style-name="Standard">
      <style:text-properties style:font-name="Badami" fo:font-size="48pt" officeooo:paragraph-rsid="001a8f3b" style:font-size-asian="48pt" style:font-name-complex="Badami" style:font-size-complex="48pt"/>
    </style:style>
    <style:style style:name="P8" style:family="paragraph" style:parent-style-name="Standard">
      <style:text-properties style:font-name="Badami" fo:font-size="48pt" fo:font-weight="bold" officeooo:paragraph-rsid="001a8f3b" style:font-size-asian="48pt" style:font-weight-asian="bold" style:font-name-complex="Badami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Badami" style:font-name-complex="Badami"/>
    </style:style>
    <style:style style:name="T5" style:family="text">
      <style:text-properties style:font-name="Badami" fo:font-size="24pt" style:font-size-asian="24pt" style:font-name-complex="Badami" style:font-size-complex="24pt"/>
    </style:style>
    <style:style style:name="T6" style:family="text">
      <style:text-properties style:font-name="Badami" fo:font-style="italic" style:font-style-asian="italic" style:font-name-complex="Badami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ಕನ್ನಡ ಲಿಪಿ<text:tab/><text:span text:style-name="T2">ಕನ್ನಡ ಲಿಪಿ</text:span></text:p>
      <text:p text:style-name="P8">ಕನ್ನಡ ಲಿಪಿ<text:tab/><text:span text:style-name="T2">ಕನ್ನಡ ಲಿಪಿ</text:span></text:p>
      <text:p text:style-name="P7">Badami</text:p>
      <text:p text:style-name="P3">ಕನ್ನಡ ಲಿಪಿ<text:tab/><text:span text:style-name="T2">ಕನ್ನಡ ಲಿಪಿ</text:span></text:p>
      <text:p text:style-name="P5">ಕನ್ನಡ ಲಿಪಿ<text:tab/><text:span text:style-name="T2">ಕನ್ನಡ ಲಿಪಿ</text:span></text:p>
      <text:p text:style-name="P4">Kaveri</text:p>
      <text:p text:style-name="P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dami" svg:font-family="Badami" style:font-pitch="variable"/>
    <style:font-face style:name="Badami1" svg:font-family="Badami" style:font-adornments="Regular" style:font-pitch="variable"/>
    <style:font-face style:name="Kaveri" svg:font-family="Kave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8.5cm"/>
        </style:tab-stops>
      </style:paragraph-properties>
      <style:text-properties style:font-name="Badami1" fo:font-family="Badami" style:font-style-name="Regular" style:font-pitch="variable" fo:font-size="24pt" fo:language="en" fo:country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1T15:47:38.817060376</dc:date>
    <meta:editing-duration>PT7M18S</meta:editing-duration>
    <meta:editing-cycles>1</meta:editing-cycles>
    <meta:document-statistic meta:table-count="0" meta:image-count="0" meta:object-count="0" meta:page-count="1" meta:paragraph-count="6" meta:word-count="18" meta:character-count="72" meta:non-whitespace-character-count="60"/>
    <meta:generator>LibreOffice/7.3.5.2$Linux_X86_64 LibreOffice_project/30$Build-2</meta:generator>
  </office:meta>
</office:document-meta>
</file>